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>
        <draw:custom-shape draw:style-name="gr1" draw:text-style-name="P1" draw:layer="layout" svg:width="1cm" svg:height="1.2cm" svg:x="4.4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4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8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6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4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2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6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4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2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249cm" svg:height="0.962cm" svg:x="5.8cm" svg:y="5.2cm">
          <draw:text-box>
            <text:p>Organism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zenbakia&gt;</text:page-number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zenbakia&gt;</text:page-number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zenbaki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45:32</meta:creation-date>
    <dc:date>2014-09-01T15:48:46</dc:date>
    <dc:creator>Mikel Aranguren</dc:creator>
    <meta:editing-duration>P0D</meta:editing-duration>
    <meta:editing-cycles>1</meta:editing-cycles>
    <meta:document-statistic meta:object-count="35"/>
    <meta:generator>LibreOffice/3.5$Linux_X86_64 LibreOffice_project/350m1$Build-2</meta:generator>
  </office:meta>
</office:document-meta>
</file>